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Condensed-Regular" svg:font-family="RobotoCondensed-Regular"/>
    <style:font-face style:name="Calibri" svg:font-family="Calibri" style:font-family-generic="swiss"/>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353cm" fo:margin-bottom="0cm" fo:line-height="90%" fo:text-align="start" style:justify-single-word="false" fo:text-indent="0cm" style:auto-text-indent="false" style:text-autospace="none" style:writing-mode="lr-tb"/>
      <style:text-properties fo:color="#000000" style:text-outline="false" style:text-line-through-style="none" style:font-name="Times New Roman" fo:font-size="12pt" fo:letter-spacing="normal"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2" style:family="paragraph" style:parent-style-name="Standard" style:list-style-name="">
      <style:paragraph-properties fo:margin-left="0cm" fo:margin-right="0cm" fo:margin-top="0.353cm" fo:margin-bottom="0cm" fo:line-height="90%" fo:text-align="start" style:justify-single-word="false" fo:text-indent="0cm" style:auto-text-indent="false" style:text-autospace="none" style:writing-mode="lr-tb"/>
      <style:text-properties fo:color="#000000" style:text-outline="false" style:text-line-through-style="none" style:font-name="Times New Roman" fo:font-size="12pt" fo:letter-spacing="normal" fo:font-style="normal" fo:text-shadow="none" style:text-underline-style="none" fo:font-weight="bold" style:letter-kerning="true"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3" style:family="paragraph" style:parent-style-name="Standard" style:list-style-name="">
      <style:paragraph-properties fo:margin-left="0cm" fo:margin-right="0cm" fo:margin-top="0cm" fo:margin-bottom="0cm" fo:line-height="90%" fo:text-align="start" style:justify-single-word="false" fo:text-indent="0cm" style:auto-text-indent="false" style:text-autospace="none" style:writing-mode="lr-tb"/>
      <style:text-properties fo:color="#000000" style:text-outline="false" style:text-line-through-style="none" style:font-name="Times New Roman" fo:font-size="12pt" fo:letter-spacing="normal"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4"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Times New Roman" fo:font-size="12pt" fo:letter-spacing="normal"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5" style:family="paragraph" style:parent-style-name="Standard" style:list-style-name="">
      <style:paragraph-properties fo:margin-left="0cm" fo:margin-right="0cm" fo:margin-top="0cm" fo:margin-bottom="0cm" style:line-height-at-least="0cm" fo:text-align="start" style:justify-single-word="false" fo:text-indent="0cm" style:auto-text-indent="false" style:text-autospace="none" style:writing-mode="lr-tb"/>
      <style:text-properties fo:color="#000000" style:text-outline="false" style:text-line-through-style="none" style:font-name="Times New Roman" fo:font-size="12pt" fo:letter-spacing="normal"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6"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Times New Roman" fo:font-size="12pt" fo:letter-spacing="normal" fo:font-style="normal" fo:text-shadow="none" style:text-underline-style="none" fo:font-weight="bold" style:letter-kerning="true"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7"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Times New Roman"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P8" style:family="paragraph" style:parent-style-name="Standard" style:list-style-name="">
      <style:paragraph-properties fo:margin-left="0cm" fo:margin-right="0cm" fo:margin-top="0cm" fo:margin-bottom="0cm" style:line-height-at-least="0cm" fo:text-align="start" style:justify-single-word="false" fo:text-indent="0cm" style:auto-text-indent="false" style:text-autospace="none" style:writing-mode="lr-tb"/>
      <style:text-properties fo:color="#000000" style:text-outline="false" style:text-line-through-style="none" style:font-name="Times New Roman"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2pt" style:font-name-asian="Calibri" style:font-size-asian="12pt" style:font-name-complex="Calibri" style:font-size-complex="12pt"/>
    </style:style>
    <style:style style:name="T4" style:family="text">
      <style:text-properties style:font-name="RobotoCondensed-Regular" style:font-name-asian="RobotoCondensed-Regular" style:font-name-complex="RobotoCondensed-Regular"/>
    </style:style>
    <style:style style:name="T5" style:family="text">
      <style:text-properties fo:font-size="12pt" style:font-name-asian="Calibri" style:font-size-asian="12pt" style:font-name-complex="Calibri" style:font-size-complex="12pt"/>
    </style:style>
    <style:style style:name="T6" style:family="text">
      <style:text-properties style:font-name-asian="RobotoCondensed-Regular" style:font-name-complex="RobotoCondensed-Regul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loc 1 - Piloter la conduite d’un projet data au sein d’une organisation</text:p>
      <text:p text:style-name="P3">E3- Lancement d’un projet data (C6, C7)</text:p>
      <text:p text:style-name="P3">Le/la candidat(e) est mis en situation de documenter et d’animer l'introduction de la réunion de lancement d’un projet data réel ou fictif. Le jeu de rôle a pour but de mettre le candidat dans la posture de chef de projet lors d’une étape clé de cette activité. Cette simulation permettra au candidat ou à la candidate de présenter les documents ressources pour la coordination de projet, leurs usages, ainsi que de montrer au jury la mise en œuvre du travail de collaboration et de communication (interne et externe).</text:p>
      <text:p text:style-name="P3">Le/la candidat(e) doit :</text:p>
      <text:p text:style-name="P4">soutenir à l’oral l’avant-projet ;</text:p>
      <text:p text:style-name="P4">● présenter la feuille de route (roadmap) du projet ;</text:p>
      <text:p text:style-name="P4">● présenter le calendrier de production du projet et les périmètres de chacun;</text:p>
      <text:p text:style-name="P4">● présenter la méthode de suivi de l’avancement du projet et les outils et rituels associés ;</text:p>
      <text:p text:style-name="P4">● partager la stratégie de communication interne sur le projet</text:p>
      <text:p text:style-name="P4"><text:span text:style-name="T1">Livrables</text:span> : Le support de la présentation et les documents associés (avant-projet, feuille de route, calendrier, stratégie de communication)</text:p>
      <text:p text:style-name="P4"><text:span text:style-name="T1">Évaluation</text:span> : correction documentation fournie et jeu de rôle. Simulation de l’introduction de la réunion de lancement. </text:p>
      <text:p text:style-name="P4"/>
      <text:p text:style-name="P6">C5. Planifier la réalisation d’un projet data</text:p>
      <text:p text:style-name="P4">- La préconisation de composition d’équipe couvre en compétences les besoins nécessaires à la réalisation du projet.</text:p>
      <text:p text:style-name="P4">L'équipe projet est composée selon les compétences nécessaires à la réalisation du projet et prend en compte le budget affecté</text:p>
      <text:p text:style-name="P4">Les moyens financiers alloués correspondent au budget prévisionnel du projet</text:p>
      <text:p text:style-name="P4">La feuille de route est découpée en grandes étapes de réalisation du projet</text:p>
      <text:p text:style-name="P4">Les grandes étapes de la feuille de route respectent les ensembles fonctionnels du projet</text:p>
      <text:p text:style-name="P4">Le calendrier rend compte</text:p>
      <text:p text:style-name="P4">- des tâches et livrables attendus et dates d’échéance associées</text:p>
      <text:p text:style-name="P4">- de l’attribution des ressources</text:p>
      <text:p text:style-name="P4">- de la pondération des efforts nécessaires à la réalisation des tâches</text:p>
      <text:p text:style-name="P4">- des rituels d’animation du travail collaboratif de l’équipe projet</text:p>
      <text:p text:style-name="P4">Le suivi du calendrier permet d’atteindre les objectifs du projet en respectant les contraintes.</text:p>
      <text:p text:style-name="P4">L’attribution des ressources est cohérente avec la répartition des compétences au sein des membres de l’équipe</text:p>
      <text:p text:style-name="P4">La pondération est réalisée selon une méthode choisie et partagée avec l’équipe (poker planning, méthode de l’unité équivalente, etc)</text:p>
      <text:p text:style-name="P4">Le paramétrage des outils de suivi est cohérent avec les délais et les attributions de missions du planning.</text:p>
      <text:p text:style-name="P4">Les outils de suivi intègrent les indicateurs de suivi.</text:p>
      <text:p text:style-name="P4">Les éléments de planification sont communiqués à l’équipe dans un format qui respecte les recommandations d’accessibilité (par exemples celles de l’association Valentin Haüy ou de Atalan - AcceDe)</text:p>
      <text:p text:style-name="P7"><text:span text:style-name="T5">L'enchaînement des tâches permet la réalisation de chacune d'entre elles</text:span><text:span text:style-name="T6">.</text:span></text:p>
      <text:p text:style-name="P2">C7. Communiquer tout au long de la réalisation du projet data</text:p>
      <text:p text:style-name="P4">Toutes les étapes de communication du projet sont planifiées : au lancement, à chaque jalon de la feuille de route, pour les démonstrations, à la livraison du projet.</text:p>
      <text:p text:style-name="P4">Les supports de communication sont accessibles à toutes les parties prenantes.</text:p>
      <text:p text:style-name="P4">Les supports de communications respectent les préconisations de mise en page sur des critères d’accessibilités (par exemples celles de l’association Valentin Haüy ou de Atalan - AcceDe).</text:p>
      <text:p text:style-name="P4">Toutes les personnes concernées sont impliquées dans les échanges.</text:p>
      <text:p text:style-name="P4">Le contenu et le discours sont adaptés au public et au contexte des échanges.</text:p>
      <text:p text:style-name="P5"><text:soft-page-break/>Les communications présentent les orientations choisies et arbitrages menés pour la réalisation du projet.</text:p>
      <text:p text:style-name="P5">Les tâches de production de la documentation utilisateurs sont planifiées et réparties entre les membres de l’équipe.</text:p>
      <text:p text:style-name="P8"><text:span text:style-name="T5">Les temps d’accompagnement des utilisateurs finaux sont planifiés</text:span><text:span text:style-name="T6">.</text:span></text:p>
      <text:p text:style-name="P5">Les missions des utilisateurs invités aux temps d’accompagnement sont cohérentes avec la prise en main du livrable visée.</text:p>
      <text:p text:style-name="P5">Le recueil des retours des parties prenantes et leur traitement suit un processus qui est intégré à la stratégie de communication du proj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Condensed-Regular" svg:font-family="RobotoCondensed-Regular"/>
    <style:font-face style:name="Calibri" svg:font-family="Calibri" style:font-family-generic="swiss"/>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Lucida Sans" fo:font-size="28pt" fo:letter-spacing="normal" fo:font-style="normal" fo:text-shadow="none" style:text-underline-style="none" fo:font-weight="normal" style:letter-kerning="true" style:font-name-asian="Lucida Sans" style:font-size-asian="28pt" style:font-style-asian="normal" style:font-weight-asian="normal" style:font-name-complex="Lucida Sans" style:font-size-complex="28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0pt" style:font-size-asian="20pt" style:font-size-complex="20pt"/>
    </style:style>
    <style:style style:name="Standard_7e_LT_7e_Gliederung_20_3" style:display-name="Standard~LT~Gliederung 3" style:family="paragraph" style:parent-style-name="Standard_7e_LT_7e_Gliederung_20_2">
      <style:paragraph-properties fo:margin-top="0cm" fo:margin-bottom="0.3cm"/>
      <style:text-properties fo:font-size="18pt" style:font-size-asian="18pt" style:font-size-complex="18pt"/>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line-height="90%" fo:text-align="start" style:justify-single-word="false" style:text-autospace="none" style:writing-mode="lr-tb"/>
      <style:text-properties fo:color="#000000" style:text-outline="false" style:text-line-through-style="none" style:font-name="Lucida Sans"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line-height="90%" fo:text-align="start" style:justify-single-word="false" style:text-autospace="none" style:writing-mode="lr-tb"/>
      <style:text-properties fo:color="#000000" style:text-outline="false" style:text-line-through-style="none" style:font-name="Lucida Sans"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Lucida Sans" fo:font-size="28pt" fo:letter-spacing="normal" fo:font-style="normal" fo:text-shadow="none" style:text-underline-style="none" fo:font-weight="normal" style:letter-kerning="true" style:font-name-asian="Lucida Sans" style:font-size-asian="28pt" style:font-style-asian="normal" style:font-weight-asian="normal" style:font-name-complex="Lucida Sans" style:font-size-complex="28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0pt" style:font-size-asian="20pt" style:font-size-complex="20pt"/>
    </style:style>
    <style:style style:name="Plan_20_3" style:display-name="Plan 3" style:family="paragraph" style:parent-style-name="Plan_20_2">
      <style:paragraph-properties fo:margin-top="0cm" fo:margin-bottom="0.3cm"/>
      <style:text-properties fo:font-size="18pt" style:font-size-asian="18pt" style:font-size-complex="18pt"/>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text-properties fo:font-size="20pt" style:font-size-asian="20pt" style:font-size-complex="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Standard_20_1_7e_LT_7e_Gliederung_20_1" style:display-name="Standard 1~LT~Gliederung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Lucida Sans" fo:font-size="28pt" fo:letter-spacing="normal" fo:font-style="normal" fo:text-shadow="none" style:text-underline-style="none" fo:font-weight="normal" style:letter-kerning="true" style:font-name-asian="Lucida Sans" style:font-size-asian="28pt" style:font-style-asian="normal" style:font-weight-asian="normal" style:font-name-complex="Lucida Sans" style:font-size-complex="28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text-properties fo:font-size="20pt" style:font-size-asian="20pt" style:font-size-complex="20pt"/>
    </style:style>
    <style:style style:name="Standard_20_1_7e_LT_7e_Gliederung_20_3" style:display-name="Standard 1~LT~Gliederung 3" style:family="paragraph" style:parent-style-name="Standard_20_1_7e_LT_7e_Gliederung_20_2">
      <style:paragraph-properties fo:margin-top="0cm" fo:margin-bottom="0.3cm"/>
      <style:text-properties fo:font-size="18pt" style:font-size-asian="18pt" style:font-size-complex="18pt"/>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line-height="90%" fo:text-align="start" style:justify-single-word="false" style:text-autospace="none" style:writing-mode="lr-tb"/>
      <style:text-properties fo:color="#000000" style:text-outline="false" style:text-line-through-style="none" style:font-name="Lucida Sans"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Standard_20_2_7e_LT_7e_Gliederung_20_1" style:display-name="Standard 2~LT~Gliederung 1" style:family="paragraph">
      <style:paragraph-properties fo:margin-top="0cm" fo:margin-bottom="0.499cm" fo:line-height="90%" fo:text-align="start" style:justify-single-word="false" style:text-autospace="none" style:writing-mode="lr-tb"/>
      <style:text-properties fo:color="#000000" style:text-outline="false" style:text-line-through-style="none" style:font-name="Lucida Sans" fo:font-size="28pt" fo:letter-spacing="normal" fo:font-style="normal" fo:text-shadow="none" style:text-underline-style="none" fo:font-weight="normal" style:letter-kerning="true" style:font-name-asian="Lucida Sans" style:font-size-asian="28pt" style:font-style-asian="normal" style:font-weight-asian="normal" style:font-name-complex="Lucida Sans" style:font-size-complex="28pt" style:font-style-complex="normal" style:font-weight-complex="normal" style:text-emphasize="none" style:text-overline-style="none" style:text-overline-color="font-color"/>
    </style:style>
    <style:style style:name="Standard_20_2_7e_LT_7e_Gliederung_20_2" style:display-name="Standard 2~LT~Gliederung 2" style:family="paragraph" style:parent-style-name="Standard_20_2_7e_LT_7e_Gliederung_20_1">
      <style:paragraph-properties fo:margin-top="0cm" fo:margin-bottom="0.4cm"/>
      <style:text-properties fo:font-size="20pt" style:font-size-asian="20pt" style:font-size-complex="20pt"/>
    </style:style>
    <style:style style:name="Standard_20_2_7e_LT_7e_Gliederung_20_3" style:display-name="Standard 2~LT~Gliederung 3" style:family="paragraph" style:parent-style-name="Standard_20_2_7e_LT_7e_Gliederung_20_2">
      <style:paragraph-properties fo:margin-top="0cm" fo:margin-bottom="0.3cm"/>
      <style:text-properties fo:font-size="18pt" style:font-size-asian="18pt" style:font-size-complex="18pt"/>
    </style:style>
    <style:style style:name="Standard_20_2_7e_LT_7e_Gliederung_20_4" style:display-name="Standard 2~LT~Gliederung 4" style:family="paragraph" style:parent-style-name="Standard_20_2_7e_LT_7e_Gliederung_20_3">
      <style:paragraph-properties fo:margin-top="0cm" fo:margin-bottom="0.199cm"/>
    </style:style>
    <style:style style:name="Standard_20_2_7e_LT_7e_Gliederung_20_5" style:display-name="Standard 2~LT~Gliederung 5" style:family="paragraph" style:parent-style-name="Standard_20_2_7e_LT_7e_Gliederung_20_4">
      <style:paragraph-properties fo:margin-top="0cm" fo:margin-bottom="0.101cm"/>
      <style:text-properties fo:font-size="20pt" style:font-size-asian="20pt" style:font-size-complex="20pt"/>
    </style:style>
    <style:style style:name="Standard_20_2_7e_LT_7e_Gliederung_20_6" style:display-name="Standard 2~LT~Gliederung 6" style:family="paragraph" style:parent-style-name="Standard_20_2_7e_LT_7e_Gliederung_20_5"/>
    <style:style style:name="Standard_20_2_7e_LT_7e_Gliederung_20_7" style:display-name="Standard 2~LT~Gliederung 7" style:family="paragraph" style:parent-style-name="Standard_20_2_7e_LT_7e_Gliederung_20_6"/>
    <style:style style:name="Standard_20_2_7e_LT_7e_Gliederung_20_8" style:display-name="Standard 2~LT~Gliederung 8" style:family="paragraph" style:parent-style-name="Standard_20_2_7e_LT_7e_Gliederung_20_7"/>
    <style:style style:name="Standard_20_2_7e_LT_7e_Gliederung_20_9" style:display-name="Standard 2~LT~Gliederung 9" style:family="paragraph" style:parent-style-name="Standard_20_2_7e_LT_7e_Gliederung_20_8"/>
    <style:style style:name="Standard_20_2_7e_LT_7e_Titel" style:display-name="Standard 2~LT~Titel" style:family="paragraph">
      <style:paragraph-properties fo:line-height="90%" fo:text-align="start" style:justify-single-word="false" style:text-autospace="none" style:writing-mode="lr-tb"/>
      <style:text-properties fo:color="#000000" style:text-outline="false" style:text-line-through-style="none" style:font-name="Lucida Sans"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Standard_20_2_7e_LT_7e_Untertitel" style:display-name="Standard 2~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Standard_20_2_7e_LT_7e_Notizen" style:display-name="Standard 2~LT~Notizen"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Standard_20_2_7e_LT_7e_Hintergrundobjekte" style:display-name="Standard 2~LT~Hintergrundobjekte" style:family="paragraph">
      <style:paragraph-properties style:text-autospace="none"/>
      <style:text-properties style:letter-kerning="true"/>
    </style:style>
    <style:style style:name="Standard_20_2_7e_LT_7e_Hintergrund" style:display-name="Standard 2~LT~Hintergrund" style:family="paragraph">
      <style:paragraph-properties style:text-autospace="none"/>
      <style:text-properties style:letter-kerning="true"/>
    </style:style>
    <style:style style:name="WW-Titre1" style:family="paragraph">
      <style:paragraph-properties fo:line-height="90%" fo:text-align="start" style:justify-single-word="false" style:text-autospace="none" style:writing-mode="lr-tb"/>
      <style:text-properties fo:color="#000000" style:text-outline="false" style:text-line-through-style="none" style:font-name="Lucida Sans"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WW-Titre12" style:family="paragraph">
      <style:paragraph-properties fo:line-height="90%" fo:text-align="start" style:justify-single-word="false" style:text-autospace="none" style:writing-mode="lr-tb"/>
      <style:text-properties fo:color="#000000" style:text-outline="false" style:text-line-through-style="none" style:font-name="Lucida Sans"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WW-Titre123" style:family="paragraph">
      <style:paragraph-properties fo:line-height="90%" fo:text-align="start" style:justify-single-word="false" style:text-autospace="none" style:writing-mode="lr-tb"/>
      <style:text-properties fo:color="#000000" style:text-outline="false" style:text-line-through-style="none" style:font-name="Lucida Sans"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WW-Titre1234" style:family="paragraph">
      <style:paragraph-properties fo:line-height="90%" fo:text-align="start" style:justify-single-word="false" style:text-autospace="none" style:writing-mode="lr-tb"/>
      <style:text-properties fo:color="#000000" style:text-outline="false" style:text-line-through-style="none" style:font-name="Lucida Sans" fo:font-size="18pt" fo:letter-spacing="normal"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éphanie Parcollet</meta:initial-creator>
    <meta:creation-date>2025-02-27T14:31:21.09</meta:creation-date>
    <meta:generator>OpenOffice/4.1.15$Win32 OpenOffice.org_project/4115m2$Build-9813</meta:generator>
    <meta:document-statistic meta:table-count="0" meta:image-count="0" meta:object-count="0" meta:page-count="2" meta:paragraph-count="40" meta:word-count="619" meta:character-count="3975"/>
    <dc:date>2025-02-28T11:08:25.03</dc:date>
    <dc:creator>Stéphanie Parcollet</dc:creator>
    <meta:editing-duration>PT20H37M4S</meta:editing-duration>
    <meta:editing-cycles>1</meta:editing-cycles>
  </office:meta>
</office:document-meta>
</file>